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Lodia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" style:font-family-generic="roman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2" fo:font-size="11.5pt" fo:language="none" fo:country="none" fo:font-style="italic" style:font-name-asian="Times New Roman2" style:font-size-asian="11.5pt" style:language-asian="none" style:country-asian="none" style:font-style-asian="italic" style:font-name-complex="Times New Roman2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40" style:family="table-cell" style:parent-style-name="Default">
      <style:text-properties fo:color="#000000" style:font-name="Times New Roman" fo:font-size="12pt" fo:language="none" fo:country="none" fo:font-style="italic" style:font-name-asian="F" style:font-size-asian="12pt" style:language-asian="none" style:country-asian="none" style:font-style-asian="italic" style:font-name-complex="F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4" style:font-size-asian="12pt" style:language-asian="none" style:country-asian="none" style:font-style-asian="italic" style:font-weight-asian="normal" style:font-name-complex="Times New Roman4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font-name="Times New Roman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21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name-asian="Times New Roman3" style:font-size-asian="12pt" style:font-style-asian="italic" style:font-name-complex="Times New Roman3" style:font-size-complex="12pt" style:font-style-complex="italic"/>
    </style:style>
    <style:style style:name="ce23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3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3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3" fo:font-size="12pt" fo:language="none" fo:country="none" fo:font-style="italic" fo:font-weight="bold" style:font-name-asian="Times New Roman3" style:font-size-asian="12pt" style:language-asian="none" style:country-asian="none" style:font-style-asian="italic" style:font-weight-asian="bold" style:font-name-complex="Times New Roman3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3" style:font-size-asian="12pt" style:language-asian="none" style:country-asian="none" style:font-style-asian="italic" style:font-weight-asian="bold" style:font-name-complex="Times New Roman3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" fo:font-size="12pt" fo:language="none" fo:country="none" fo:font-style="italic" fo:font-weight="normal" style:font-name-asian="Times New Roman3" style:font-size-asian="12pt" style:language-asian="none" style:country-asian="none" style:font-style-asian="italic" style:font-weight-asian="normal" style:font-name-complex="Times New Roman3" style:font-size-complex="12pt" style:language-complex="none" style:country-complex="none" style:font-style-complex="italic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style:font-name-asian="Segoe UI" style:font-size-asian="12pt" style:language-asian="none" style:country-asian="none" style:font-name-complex="Times New Roman3" style:font-size-complex="12pt" style:language-complex="none" style:country-complex="none"/>
    </style:style>
    <style:style style:name="ce11" style:family="table-cell" style:parent-style-name="Default"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3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" fo:font-size="12pt" style:font-name-asian="Times New Roman3" style:font-name-complex="Times New Roman3" style:font-size-asian="12pt" style:font-size-complex="12pt"/>
    </style:style>
    <style:style style:name="T8" style:family="text">
      <style:text-properties style:font-name="Times New Roman" fo:font-size="12pt" style:font-name-asian="Times New Roman3" style:font-name-complex="Times New Roman3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style:font-name="Times New Roman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font-name="Times New Roman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21" style:family="text">
      <style:text-properties style:letter-kerning="true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2" style:family="text">
      <style:text-properties style:font-name="Times New Roman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3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7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/>
    </style:style>
    <style:style style:name="T28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3"/>
    </style:style>
    <style:style style:name="T31" style:family="text">
      <style:text-properties style:font-name="Times New Roman3"/>
    </style:style>
    <style:style style:name="T32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" style:font-weight-asian="normal" style:font-weight-complex="normal" style:font-style-asian="italic" style:font-style-complex="italic"/>
    </style:style>
    <style:style style:name="T34" style:family="text">
      <style:text-properties style:font-name="Times New Roman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 New Roman3" style:font-name-complex="Times New Roman3" style:font-weight-asian="bold" style:font-weight-complex="bold"/>
    </style:style>
    <style:style style:name="T3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3" style:font-name-complex="Times New Roman3"/>
    </style:style>
    <style:style style:name="T37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3" fo:font-weight="bold" style:font-weight-asian="bold" style:font-weight-complex="bold"/>
    </style:style>
    <style:style style:name="T48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49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53" style:family="text">
      <style:text-properties fo:font-weight="bold" fo:font-style="italic" style:font-weight-asian="bold" style:font-weight-complex="bold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57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58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59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0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1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2" style:family="text">
      <style:text-properties fo:color="#000000"/>
    </style:style>
    <style:style style:name="T63" style:family="text">
      <style:text-properties fo:color="#000000" fo:font-weight="bold" style:font-weight-asian="bold" style:font-weight-complex="bold"/>
    </style:style>
    <style:style style:name="T64" style:family="text">
      <style:text-properties fo:color="#000000" style:font-name-asian="Times New Roman4" style:font-name-complex="Times New Roman4"/>
    </style:style>
    <style:style style:name="T65" style:family="text">
      <style:text-properties fo:color="#000000" style:font-name-asian="Times New Roman4" style:font-name-complex="Times New Roman4" fo:font-weight="bold" style:font-weight-asian="bold" style:font-weight-complex="bold"/>
    </style:style>
    <style:style style:name="T66" style:family="text">
      <style:text-properties fo:color="#000000" style:font-name="Times New Roman" fo:font-size="12pt" style:font-size-asian="12pt" style:font-size-complex="12pt" fo:font-style="italic" style:font-style-asian="italic" style:font-style-complex="italic"/>
    </style:style>
    <style:style style:name="T67" style:family="text">
      <style:text-properties fo:color="#000000" style:font-name="Times New Roman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68" style:family="text">
      <style:text-properties fo:color="#000000" style:text-underline-style="none" style:text-underline-color="font-color" style:text-line-through-type="none" style:font-name-asian="Times New Roman4" style:font-name-complex="Times New Roman4" fo:font-weight="bold" style:font-weight-asian="bold" style:font-weight-complex="bold"/>
    </style:style>
    <style:style style:name="T69" style:family="text">
      <style:text-properties fo:color="#000000" style:text-underline-style="none" style:text-underline-color="font-color" style:text-line-through-type="none" style:font-name-asian="Times New Roman4" style:font-name-complex="Times New Roman4"/>
    </style:style>
    <style:style style:name="T70" style:family="text">
      <style:text-properties style:font-name="Times New Roman" fo:font-size="12pt" style:font-size-asian="12pt" style:font-size-complex="12pt" fo:font-style="italic" style:font-style-asian="italic" style:font-style-complex="italic"/>
    </style:style>
    <style:style style:name="T71" style:family="text">
      <style:text-properties style:font-name="Times New Roman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72" style:family="text">
      <style:text-properties style:font-name="Times New Roman" fo:font-size="12pt" style:font-size-asian="12pt" style:font-size-complex="12pt" fo:font-style="italic" style:font-style-asian="italic" style:font-style-complex="italic" fo:color="#000000" style:text-underline-style="none" style:text-underline-color="font-color" style:text-line-through-type="none" style:font-name-asian="Times New Roman4" style:font-name-complex="Times New Roman4"/>
    </style:style>
    <style:style style:name="T73" style:family="text">
      <style:text-properties fo:color="#000000" style:font-name-asian="Times New Roman4" style:font-name-complex="Times New Roman4" style:font-name="Times New Roman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74" style:family="text">
      <style:text-properties fo:color="#000000" style:font-name-asian="Times New Roman4" style:font-name-complex="Times New Roman4" style:font-name="Times New Roman" fo:font-size="12pt" style:font-size-asian="12pt" style:font-size-complex="12pt" fo:font-style="italic" style:font-style-asian="italic" style:font-style-complex="italic"/>
    </style:style>
    <style:style style:name="T75" style:family="text">
      <style:text-properties fo:color="#000000" style:font-name-asian="Times New Roman4" style:font-name-complex="Times New Roman4" fo:font-style="italic" style:font-style-asian="italic" style:font-style-complex="italic" style:font-name="Times New Roman" fo:font-size="12pt" style:font-size-asian="12pt" style:font-size-complex="12pt"/>
    </style:style>
    <style:style style:name="T76" style:family="text">
      <style:text-properties fo:font-style="italic" style:font-style-asian="italic" style:font-style-complex="italic" style:font-name="Times New Roman" fo:font-size="12pt" style:font-size-asian="12pt" style:font-size-complex="12pt"/>
    </style:style>
    <style:style style:name="T77" style:family="text">
      <style:text-properties fo:font-style="italic" style:font-style-asian="italic" style:font-style-complex="italic" style:font-name="Times New Roman" fo:font-size="12pt" style:font-size-asian="12pt" style:font-size-complex="12pt" fo:font-weight="bold" style:font-weight-asian="bold" style:font-weight-complex="bold"/>
    </style:style>
    <style:style style:name="T78" style:family="text">
      <style:text-properties fo:color="#000000" style:font-name-asian="Times New Roman4" style:font-name-complex="Times New Roman4" fo:font-weight="normal" style:font-weight-asian="normal" style:font-weight-complex="normal"/>
    </style:style>
    <style:style style:name="T79" style:family="text">
      <style:text-properties fo:color="#000000" style:font-name-asian="F" style:font-name-complex="F"/>
    </style:style>
    <style:style style:name="T80" style:family="text">
      <style:text-properties fo:font-style="italic" style:font-style-asian="italic" style:font-style-complex="italic" style:font-name="Times New Roman" fo:font-size="12pt" style:font-size-asian="12pt" style:font-size-complex="12pt" fo:font-weight="normal" style:font-weight-asian="normal" style:font-weight-complex="normal"/>
    </style:style>
    <style:style style:name="T81" style:family="text">
      <style:text-properties style:font-name="Times New Roman" fo:font-size="12pt" style:font-size-asian="12pt" style:font-size-complex="12pt" fo:font-style="italic" style:font-style-asian="italic" style:font-style-complex="italic" fo:color="#000000" style:font-name-asian="Times New Roman4" style:font-name-complex="Times New Roman4"/>
    </style:style>
    <style:style style:name="T82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83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84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85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86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87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88" style:family="text">
      <style:text-properties fo:color="#000000"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89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0" style:family="text">
      <style:text-properties fo:color="#000000"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1" style:family="text">
      <style:text-properties style:font-name="Times New Roman"/>
    </style:style>
    <style:style style:name="T92" style:family="text">
      <style:text-properties style:font-name="Times New Roman" fo:font-weight="bold" style:font-weight-asian="bold" style:font-weight-complex="bold"/>
    </style:style>
    <style:style style:name="T93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94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95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96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97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98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9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00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1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02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03" style:family="text">
      <style:text-properties fo:color="#000000" style:font-name="Times New Roman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04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05" style:family="text">
      <style:text-properties style:font-name-asian="Times New Roman3" style:font-name-complex="Times New Roman3"/>
    </style:style>
    <style:style style:name="T106" style:family="text">
      <style:text-properties style:font-name-asian="Times New Roman3" style:font-name-complex="Times New Roman3" fo:font-weight="bold" style:font-weight-asian="bold" style:font-weight-complex="bold"/>
    </style:style>
    <style:style style:name="T107" style:family="text">
      <style:text-properties style:font-name="Times New Roman" fo:font-size="12pt" fo:font-style="italic" style:font-name-asian="Times New Roman3" style:font-name-complex="Times New Roman3" style:font-size-asian="12pt" style:font-size-complex="12pt" style:font-style-asian="italic" style:font-style-complex="italic"/>
    </style:style>
    <style:style style:name="T108" style:family="text">
      <style:text-properties style:font-name="Times New Roman" fo:font-size="12pt" fo:font-style="italic" style:font-name-asian="Times New Roman3" style:font-name-complex="Times New Roman3" style:font-size-asian="12pt" style:font-size-complex="12pt" style:font-style-asian="italic" style:font-style-complex="italic" fo:font-weight="bold" style:font-weight-asian="bold" style:font-weight-complex="bold"/>
    </style:style>
    <style:style style:name="T109" style:family="text">
      <style:text-properties fo:font-size="12pt" fo:font-style="italic" style:font-name-asian="Times New Roman3" style:font-name-complex="Times New Roman3" style:font-size-asian="12pt" style:font-size-complex="12pt" style:font-style-asian="italic" style:font-style-complex="italic"/>
    </style:style>
    <style:style style:name="T110" style:family="text">
      <style:text-properties fo:font-size="12pt" fo:font-style="italic" style:font-name-asian="Times New Roman3" style:font-name-complex="Times New Roman3" style:font-size-asian="12pt" style:font-size-complex="12pt" style:font-style-asian="italic" style:font-style-complex="italic" fo:font-weight="bold" style:font-weight-asian="bold" style:font-weight-complex="bold"/>
    </style:style>
    <style:style style:name="T111" style:family="text">
      <style:text-properties style:font-name="Times New Roman" fo:font-size="12pt" style:font-name-asian="Times New Roman3" style:font-name-complex="Times New Roman3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12" style:family="text">
      <style:text-properties style:font-name="Times New Roman" fo:font-size="12pt" style:font-name-asian="Times New Roman3" style:font-name-complex="Times New Roman3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13" style:family="text">
      <style:text-properties fo:font-size="12pt" fo:font-weight="bold" fo:font-style="italic" style:font-name-asian="Times New Roman3" style:font-name-complex="Times New Roman3" style:font-size-asian="12pt" style:font-size-complex="12pt" style:font-weight-asian="bold" style:font-weight-complex="bold" style:font-style-asian="italic" style:font-style-complex="italic"/>
    </style:style>
    <style:style style:name="T114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15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17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18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19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20" style:family="text">
      <style:text-properties style:font-name="Times New Roman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21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22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23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24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25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26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2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28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29" style:family="text">
      <style:text-properties fo:font-size="12pt" fo:font-style="italic" style:font-size-asian="12pt" style:font-size-complex="12pt" style:font-style-asian="italic" style:font-style-complex="italic"/>
    </style:style>
    <style:style style:name="T130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3" style:font-name-complex="Times New Roman3" style:font-weight-asian="bold" style:font-weight-complex="bold"/>
    </style:style>
    <style:style style:name="T131" style:family="text">
      <style:text-properties style:font-name="Times New Roman3" fo:font-size="12pt" fo:font-weight="bold" fo:font-style="italic" style:font-name-asian="Times New Roman3" style:font-name-complex="Times New Roman3" style:font-size-asian="12pt" style:font-size-complex="12pt" style:font-weight-asian="bold" style:font-weight-complex="bold" style:font-style-asian="italic" style:font-style-complex="italic"/>
    </style:style>
    <style:style style:name="T132" style:family="text">
      <style:text-properties style:font-name="Times New Roman3" fo:font-size="12pt" fo:font-style="italic" style:font-name-asian="Times New Roman3" style:font-name-complex="Times New Roman3" style:font-size-asian="12pt" style:font-size-complex="12pt" style:font-style-asian="italic" style:font-style-complex="italic"/>
    </style:style>
    <style:style style:name="T133" style:family="text">
      <style:text-properties fo:font-weight="bold" style:font-name-asian="Times New Roman3" style:font-name-complex="Times New Roman3" style:font-weight-asian="bold" style:font-weight-complex="bold"/>
    </style:style>
    <style:style style:name="T134" style:family="text">
      <style:text-properties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35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36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37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38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3" style:font-name-complex="Times New Roman3"/>
    </style:style>
    <style:style style:name="T139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3" style:font-name-complex="Times New Roman3" fo:font-weight="bold" style:font-weight-asian="bold" style:font-weight-complex="bold"/>
    </style:style>
    <style:style style:name="T140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41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name-asian="Times New Roman3" style:font-name-complex="Times New Roman3" style:font-weight-asian="normal" style:font-weight-complex="normal"/>
    </style:style>
    <style:style style:name="T142" style:family="text">
      <style:text-properties style:font-name="Times New Roman" style:font-name-asian="Times New Roman" style:font-name-complex="Times New Roman"/>
    </style:style>
    <style:style style:name="T14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5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46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4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8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49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5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1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2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53" style:family="text">
      <style:text-properties style:font-name="Times New Roman" fo:font-size="12pt" style:font-size-asian="12pt" style:font-size-complex="12pt" style:font-name-complex="Times New Roman"/>
    </style:style>
    <style:style style:name="T154" style:family="text">
      <style:text-properties style:font-name="Times New Roman" fo:font-size="12pt" style:font-size-asian="12pt" style:font-size-complex="12pt" style:font-name-complex="Times New Roman3"/>
    </style:style>
    <style:style style:name="T155" style:family="text">
      <style:text-properties style:font-name="Times New Roman" fo:font-size="12pt" style:font-size-asian="12pt" style:font-size-complex="12pt" style:font-name-complex="Times New Roman" fo:font-style="italic" style:font-style-complex="italic"/>
    </style:style>
    <style:style style:name="T156" style:family="text">
      <style:text-properties style:font-name="Times New Roman" fo:font-size="12pt" style:font-size-asian="12pt" style:font-size-complex="12pt" style:font-name-complex="Times New Roman" fo:font-style="normal" style:font-style-complex="normal"/>
    </style:style>
    <style:style style:name="T157" style:family="text">
      <style:text-properties style:font-name="Times New Roman" fo:font-size="12pt" style:font-name-complex="Times New Roman" style:font-size-asian="12pt" style:font-size-complex="12pt"/>
    </style:style>
    <style:style style:name="T158" style:family="text">
      <style:text-properties style:font-name="Times New Roman" fo:font-style="italic" style:font-style-complex="italic"/>
    </style:style>
    <style:style style:name="T159" style:family="text">
      <style:text-properties style:font-name="Times New Roman" fo:font-size="12pt" style:font-name-complex="Times New Roman" style:font-size-asian="12pt" style:font-size-complex="12pt" fo:font-style="italic" style:font-style-complex="italic"/>
    </style:style>
    <style:style style:name="T160" style:family="text">
      <style:text-properties style:font-name="Times New Roman" fo:font-size="12pt" style:font-size-asian="12pt" style:font-size-complex="12pt" fo:font-style="normal" style:font-style-complex="normal"/>
    </style:style>
    <style:style style:name="T161" style:family="text">
      <style:text-properties style:font-name="Times New Roman" fo:font-size="12pt" style:font-size-asian="12pt" style:font-size-complex="12pt" fo:font-style="italic" style:font-style-complex="italic"/>
    </style:style>
    <style:style style:name="T162" style:family="text">
      <style:text-properties fo:font-size="12pt" style:font-size-asian="12pt" style:font-size-complex="12pt"/>
    </style:style>
    <style:style style:name="T163" style:family="text">
      <style:text-properties fo:font-size="12pt" style:font-size-asian="12pt" style:font-size-complex="12pt" fo:font-style="italic" style:font-style-complex="italic"/>
    </style:style>
    <style:style style:name="T164" style:family="text">
      <style:text-properties style:font-name="Times New Roman3" style:font-name-asian="Times New Roman3" style:font-name-complex="Times New Roman3"/>
    </style:style>
    <style:style style:name="T165" style:family="text">
      <style:text-properties style:font-name="Times New Roman" style:font-name-complex="Times New Roman"/>
    </style:style>
    <style:style style:name="T166" style:family="text">
      <style:text-properties style:font-name="Times New Roman" style:font-name-complex="Times New Roman" fo:font-style="italic" style:font-style-complex="italic"/>
    </style:style>
    <style:style style:name="T167" style:family="text">
      <style:text-properties style:font-name="Times New Roman" style:font-name-complex="Times New Roman" fo:font-weight="normal" fo:font-style="italic" fo:language="en" fo:country="US" style:font-weight-complex="normal" style:font-style-complex="italic"/>
    </style:style>
    <style:style style:name="T168" style:family="text">
      <style:text-properties style:font-name="Times New Roman" style:font-name-complex="Times New Roman" fo:font-weight="normal" fo:language="en" fo:country="US" style:font-weight-complex="normal" fo:font-style="normal" style:font-style-complex="normal"/>
    </style:style>
    <style:style style:name="T169" style:family="text">
      <style:text-properties style:font-name="Times New Roman" style:font-name-complex="Times New Roman" fo:font-weight="normal" fo:language="en" fo:country="US" style:font-weight-complex="normal" fo:font-style="italic" style:font-style-complex="italic"/>
    </style:style>
    <style:style style:name="T170" style:family="text">
      <style:text-properties style:font-name="Times New Roman" style:font-name-complex="Times New Roman" fo:font-weight="normal" fo:language="en" fo:country="US" style:font-weight-complex="normal" fo:font-style="normal" style:font-style-complex="normal" style:font-name-asian="Times New Roman3"/>
    </style:style>
    <style:style style:name="T171" style:family="text">
      <style:text-properties style:font-name-complex="Times New Roman"/>
    </style:style>
    <style:style style:name="T172" style:family="text">
      <style:text-properties style:font-name-complex="Times New Roman3"/>
    </style:style>
    <style:style style:name="T173" style:family="text">
      <style:text-properties style:font-name-complex="Times New Roman" fo:font-style="italic" style:font-style-complex="italic"/>
    </style:style>
    <style:style style:name="T174" style:family="text">
      <style:text-properties style:font-name-complex="Times New Roman" fo:font-style="normal" style:font-style-complex="normal"/>
    </style:style>
    <style:style style:name="T175" style:family="text">
      <style:text-properties fo:font-size="12pt" style:font-name-complex="Times New Roman" style:font-size-asian="12pt" style:font-size-complex="12pt"/>
    </style:style>
    <style:style style:name="T176" style:family="text">
      <style:text-properties fo:font-size="12pt" style:font-size-asian="12pt" style:font-size-complex="12pt" style:font-name-complex="Times New Roman3"/>
    </style:style>
    <style:style style:name="T177" style:family="text">
      <style:text-properties fo:font-size="12pt" style:font-size-asian="12pt" style:font-size-complex="12pt" style:font-name-complex="Times New Roman3" fo:font-style="italic" style:font-style-complex="italic"/>
    </style:style>
    <style:style style:name="T178" style:family="text">
      <style:text-properties fo:font-size="12pt" style:letter-kerning="true" fo:language="es" fo:country="ES" style:language-asian="zh" style:country-asian="CN" style:language-complex="hi" style:country-complex="IN" style:font-name-asian="Times New Roman3" style:font-name-complex="Times New Roman" style:font-size-asian="12pt" style:font-size-complex="12pt"/>
    </style:style>
    <style:style style:name="T179" style:family="text">
      <style:text-properties fo:font-size="12pt" style:letter-kerning="true" fo:language="es" fo:country="ES" style:language-asian="zh" style:country-asian="CN" style:language-complex="hi" style:country-complex="IN" style:font-name-asian="Times New Roman3" style:font-name-complex="Times New Roman" style:font-size-asian="12pt" style:font-size-complex="12pt" style:use-window-font-color="true" fo:font-style="italic" style:font-style-complex="italic"/>
    </style:style>
    <style:style style:name="T180" style:family="text">
      <style:text-properties fo:font-size="12pt" style:letter-kerning="true" fo:language="es" fo:country="ES" style:language-asian="zh" style:country-asian="CN" style:language-complex="hi" style:country-complex="IN" style:font-name-asian="Times New Roman3" style:font-name-complex="Times New Roman" style:font-size-asian="12pt" style:font-size-complex="12pt" style:use-window-font-color="true"/>
    </style:style>
    <style:style style:name="T18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2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18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6">erranen d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43">(22) [prospective participle + </text:span><text:span text:style-name="T3">izan + te/ke</text:span><text:span text:style-name="T2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54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6">il ninçan</text:span><text:span text:style-name="T12">, da 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6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54">ko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6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54">ahal</text:span>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6">substãtiatzen</text:span> eta conseruatzen <text:span text:style-name="T6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54">ahal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6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91">Arriolabengoa, Julen. 2006. </text:span><text:span text:style-name="T158">Ibarguen-Cachopín kronika: Edizioa eta azterketa</text:span><text:span text:style-name="T91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57">Urkixo, Julio. 1919. </text:span><text:span text:style-name="T159">El refranero vasco</text:span><text:span text:style-name="T157">, vol. I: </text:span><text:span text:style-name="T159">Los refranes de Garibay</text:span><text:span text:style-name="T157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60">Betolazaren “Doctrina christiana”. </text:span><text:span text:style-name="T161">Euskera</text:span><text:span text:style-name="T160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60">Betolazaren “Doctrina christiana”. </text:span><text:span text:style-name="T161">Euskera</text:span><text:span text:style-name="T160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60">Betolazaren “Doctrina christiana”. </text:span><text:span text:style-name="T161">Euskera</text:span><text:span text:style-name="T160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2">Lakarra, Joseba A. 1996. </text:span><text:span text:style-name="T163">Refranes y sentencias (1596): Ikerketak eta edizioa</text:span><text:span text:style-name="T16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2">Lakarra, Joseba A. 1996. </text:span><text:span text:style-name="T163">Refranes y sentencias (1596): Ikerketak eta edizioa</text:span><text:span text:style-name="T16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2">Lakarra, Joseba A. 1996. </text:span><text:span text:style-name="T163">Refranes y sentencias (1596): Ikerketak eta edizioa</text:span><text:span text:style-name="T16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2">Lakarra, Joseba A. 1996. </text:span><text:span text:style-name="T163">Refranes y sentencias (1596): Ikerketak eta edizioa</text:span><text:span text:style-name="T16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2">Lakarra, Joseba A. 1996. </text:span><text:span text:style-name="T163">Refranes y sentencias (1596): Ikerketak eta edizioa</text:span><text:span text:style-name="T16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Conçebitu ninçan</text:span> maldadeetam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64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3">Jusga</text:span><text:span text:style-name="T54"> </text:span><text:span text:style-name="T55">çinçaenac</text:span><text:span text:style-name="T56"> vençutu çinçan</text:span>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64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6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6">condena</text:span> al <text:span text:style-name="T6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57">Çuen causaz arçaiten dogun azquero, çuec bere </text:span><text:span text:style-name="T58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59">Espilu arrtan </text:span><text:span text:style-name="T60">mira çatez </text:span><text:span text:style-name="T61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2">Gura doçun ni </text:span><text:span text:style-name="T63">enplea nadin</text:span><text:span text:style-name="T62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ero, bada, obato </text:span><text:span text:style-name="T65">erregidu</text:span><text:span text:style-name="T64"> cegati </text:span><text:span text:style-name="T65">çan</text:span><text:span text:style-name="T64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6">isasi</text:span> ez <text:span text:style-name="T6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6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0" office:value-type="string" calcext:value-type="string">
            <text:p>Silveroc, bada, bere ugaçabari licencia escatu equionean, joan cidin Sirenagana, ceñari negarrez egoala <text:span text:style-name="T6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6">Arren, Sirena, ene bioça, </text:span><text:span text:style-name="T67">suplicaetan nachaçu</text:span><text:span text:style-name="T66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ta ala eguin eben, cegaiti, biaramunean, Ascanio erechan guiçon aberaspategaz</text:span><text:span text:style-name="T65"> jarri çan</text:span><text:span text:style-name="T64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68">serviduco çaut</text:span><text:span text:style-name="T69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y, amorezco erregue jauna, </text:span><text:span text:style-name="T71">suplicaetan nachazu</text:span><text:span text:style-name="T70"> deguioçula oy Silverori </text:span><text:span text:style-name="T72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5">Nachaçu suplicaetan</text:span><text:span text:style-name="T64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5">Quen çatez</text:span><text:span text:style-name="T64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ia, </text:span><text:span text:style-name="T65">quen aquit</text:span><text:span text:style-name="T64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3">Suplicaetan nachaçu</text:span><text:span text:style-name="T74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3">Quen aquit </text:span><text:span text:style-name="T74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ta, an elduric,</text:span><text:span text:style-name="T65"> jarri citecen</text:span><text:span text:style-name="T64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5">Belarico jarri cirean; </text:span><text:span text:style-name="T76">laster </text:span><text:span text:style-name="T77">citecen armatu</text:span><text:span text:style-name="T76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6">Ceruetaco Erregueari oy dira encomendadu </text:span><text:span text:style-name="T77">suplicaetan liçatela</text:span><text:span text:style-name="T76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0" office:value-type="string" calcext:value-type="string">
            <text:p>Bada bere, dios Marteren mandataria ezpata bategaz salvage aen arteti <text:span text:style-name="T6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ne lindea </text:span><text:span text:style-name="T71">servicen bada</text:span><text:span text:style-name="T70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gun baten, bada, Silvero eta Silvia, Doristeo ta Sirena, lauoc batera nor bere ardiaquin joacela, </text:span><text:span text:style-name="T65">topadu cirean</text:span><text:span text:style-name="T64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6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</text:span>/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64">Bada bere, nai ez neuque, </text:span>mundu guztiagaitirren, <text:span text:style-name="T69">çuregaz ene secretoa </text:span><text:span text:style-name="T6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69">oy ez</text:span><text:span text:style-name="T68">ta</text:span><text:span text:style-name="T69"> cerren </text:span><text:span text:style-name="T68">ecusi</text:span><text:span text:style-name="T69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5">Il nadin</text:span><text:span text:style-name="T54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6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eroc, ecusiric çala Sirena enojadu, escuetan eucan arpea iramo eben, ain furia andiaz ece utra pedaçu asco </text:span><text:span text:style-name="T65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On ez derechun azquero, nic prometietan deusut ece laster </text:span><text:span text:style-name="T65">osatu çatezqueala</text:span><text:span text:style-name="T64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</text:span>/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Jaicoari </text:span><text:span text:style-name="T65">nai</text:span><text:span text:style-name="T64"> eç </text:span><text:span text:style-name="T65">daquiola</text:span><text:span text:style-name="T64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64"> </text:span><text:span text:style-name="T65">nay daquiçula</text:span><text:span text:style-name="T64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Dacusqueçun </text:span><text:span text:style-name="T64">gauçagayti ez beguioc espilurean quendu, cegayti bertati </text:span><text:span text:style-name="T65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6">Ceruetaco Erregueari oy dira encomendadu </text:span><text:span text:style-name="T80">suplicaetan liçatela</text:span><text:span text:style-name="T76"> </text:span><text:span text:style-name="T77">nay lequiela</text:span><text:span text:style-name="T76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Çuen causaz arçaiten dogun azquero, çuec bere </text:span><text:span text:style-name="T65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ne laztana, ce daidiçu ceure gogoan pensadu </text:span><text:span text:style-name="T81">çuc ni gaxqui tratadu arren </text:span><text:span text:style-name="T70">oy ni </text:span><text:span text:style-name="T71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6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6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54">Nafarroco visorey jauna</text:span><text:span text:style-name="T13">[</text:span><text:span text:style-name="T54">c</text:span><text:span text:style-name="T13">]</text:span><text:span text:style-name="T54"> eta Corte eta Conselluan </text:span><text:span text:style-name="T55">vear</text:span><text:span text:style-name="T54"> </text:span><text:span text:style-name="T55">çuen juzgatu</text:span><text:span text:style-name="T56"> eta ez çuen governadorec eta juezec</text:span></text:p>
          </table:table-cell>
          <table:table-cell table:style-name="ce13" office:value-type="string" calcext:value-type="string">
            <text:p>Etxart-Ros letters (1616<text:span text:style-name="T142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61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3">Informatu niz</text:span><text:span text:style-name="T54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42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61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2">Bitartean, </text:span><text:span text:style-name="T83">obligatu naicen </text:span><text:span text:style-name="T84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57">Krajewska, Dorota, Eneko Zuloaga, Ekaitz Santazilia, Borja Ariztimuño, Oxel Uribe-Etxebarria &amp; Urtzi Reguero. 2017. </text:span><text:span text:style-name="T159">Esteve Materraren Do(c)trina Christiana (1617 &amp; 1623): edizioa eta azterketa</text:span><text:span text:style-name="T157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5">Finean, </text:span><text:span text:style-name="T86">gueuretçat </text:span><text:span text:style-name="T87">beçala haren alderacotçat-ere </text:span><text:span text:style-name="T58">gobernatuco gar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57">Krajewska, Dorota, Eneko Zuloaga, Ekaitz Santazilia, Borja Ariztimuño, Oxel Uribe-Etxebarria &amp; Urtzi Reguero. 2017. </text:span><text:span text:style-name="T159">Esteve Materraren Do(c)trina Christiana (1617 &amp; 1623): edizioa eta azterketa</text:span><text:span text:style-name="T157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8">Orduan sartcen gara eliçan, eta </text:span><text:span text:style-name="T89">eguiten gara </text:span><text:span text:style-name="T90">gai parabisuco loriaren ardietsteco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57">Krajewska, Dorota, Eneko Zuloaga, Ekaitz Santazilia, Borja Ariztimuño, Oxel Uribe-Etxebarria &amp; Urtzi Reguero. 2017. </text:span><text:span text:style-name="T159">Esteve Materraren Do(c)trina Christiana (1617 &amp; 1623): edizioa eta azterketa</text:span><text:span text:style-name="T157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6">eguyten diré</text:span> hagñys?</text:p>
          </table:table-cell>
          <table:table-cell table:style-name="ce13" office:value-type="string" calcext:value-type="string">
            <text:p><text:span text:style-name="T143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65">Lakarra, Joseba A. 1999. </text:span><text:span text:style-name="T166">L’Interprect ou traduction du françois, espagol &amp; basque</text:span><text:span text:style-name="T165"> (~ 1620): II. Elkarrizketak. </text:span><text:span text:style-name="T167">International Journal of Basque Linguistics and Philology </text:span><text:span text:style-name="T168">[</text:span><text:span text:style-name="T169">ASJU</text:span><text:span text:style-name="T168">] 33(2). 493</text:span><text:span text:style-name="T170">–</text:span><text:span text:style-name="T168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91">ê naiçenarenganyq eçen </text:span><text:span text:style-name="T92">beguyratoco nais</text:span><text:span text:style-name="T91"> fidatcen ez naiçenarenganyq</text:span></text:p>
          </table:table-cell>
          <table:table-cell table:style-name="ce13" office:value-type="string" calcext:value-type="string">
            <text:p><text:span text:style-name="T143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65">Lakarra, Joseba A. 1999. </text:span><text:span text:style-name="T166">L’Interprect ou traduction du françois, espagol &amp; basque</text:span><text:span text:style-name="T165"> (~ 1620): II. Elkarrizketak. </text:span><text:span text:style-name="T167">International Journal of Basque Linguistics and Philology </text:span><text:span text:style-name="T168">[</text:span><text:span text:style-name="T169">ASJU</text:span><text:span text:style-name="T168">] 33(2). 493</text:span><text:span text:style-name="T170">–</text:span><text:span text:style-name="T168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43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65">Lakarra, Joseba A. 1999. </text:span><text:span text:style-name="T166">L’Interprect ou traduction du françois, espagol &amp; basque</text:span><text:span text:style-name="T165"> (~ 1620): II. Elkarrizketak. </text:span><text:span text:style-name="T167">International Journal of Basque Linguistics and Philology </text:span><text:span text:style-name="T168">[</text:span><text:span text:style-name="T169">ASJU</text:span><text:span text:style-name="T168">] 33(2). 493</text:span><text:span text:style-name="T170">–</text:span><text:span text:style-name="T168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6">mintzatuko diren</text:span> guziak gezurtarazitzeagatik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6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6">zen mintzatu</text:span>?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6">Zenean mintzatu</text:span>?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6">izatu zen</text:span> Haren bihotza <text:span text:style-name="T6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6">zaio mintzatzen</text:span>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6">mintza zaite</text:span> Eta konsola detzatzu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6">mintzatzen zaio</text:span>, Eta gu gaitu beiratzen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Aita prestu ohorezko bat </text:span><text:span text:style-name="T94">hiltzen denean</text:span><text:span text:style-name="T93">, ondotik gelditzen den seme emazurtza, anhitz lekhutan </text:span><text:span text:style-name="T95">da</text:span><text:span text:style-name="T93"> bere aitaren amoreakgatik </text:span><text:span text:style-name="T95">ongi ethorria</text:span><text:span text:style-name="T93"> eta arraiki errezibitu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Aita prestu ohorezko bat </text:span><text:span text:style-name="T94">hiltzen denean</text:span><text:span text:style-name="T93">, ondotik gelditzen den seme emazurtza, anhitz lekhutan </text:span><text:span text:style-name="T95">da</text:span><text:span text:style-name="T93"> bere aitaren amoreakgatik </text:span><text:span text:style-name="T94">ongi ethorria</text:span><text:span text:style-name="T93"> eta </text:span><text:span text:style-name="T95">arraiki errezibitu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6">izatu dira</text:span> bethiere, egundainoz gero, erregez <text:span text:style-name="T6">enplegatuak</text:span>, <text:span text:style-name="T6">estimatuak</text:span>, fin eta leial <text:span text:style-name="T6">frogatuak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Ordea, zeren ezpaitira hamar bat hi tz edo baizen, hunela diferentki eta bi aldetara </text:span><text:span text:style-name="T95">eskiribatzen direnak</text:span><text:span text:style-name="T93">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Baldin </text:span><text:span text:style-name="T95">egin baliz</text:span><text:span text:style-name="T93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Kargatu zituen hanbat manamenduz, sakrifizioz eta zirimonia suertez, hekin batean </text:span><text:span text:style-name="T95">khen zedin</text:span><text:span text:style-name="T93"> hanbat kalteren eta damuren haste eta pitzgarri den alfertasun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Plutarkok egiten du liburu bat, etsaietarik </text:span><text:span text:style-name="T95">atheratzen den</text:span><text:span text:style-name="T93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Arrazoin hunengatik </text:span><text:span text:style-name="T95">erran ahal diteke</text:span><text:span text:style-name="T93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Arrazoin hunengatik </text:span><text:span text:style-name="T94">erran ahal diteke</text:span><text:span text:style-name="T93">, etzuela egundaino gure Jaungoikoak nahi izatu, </text:span><text:span text:style-name="T95">akhaba zekizten</text:span><text:span text:style-name="T93"> Israeleko seme hei bere etsai guztiak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6">Egin da</text:span><text:span text:style-name="T97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6">etzela</text:span> seme hura bere aitaren faboratzera, beharrean ikhusiagatik ere,<text:span text:style-name="T6"> obligatu izanen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Ordea, nola ezpainin tzen neure buruaz fida, </text:span><text:span text:style-name="T95">desenkusatu nintzen</text:span><text:span text:style-name="T93"> ahal bezanbat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Baina alferrik, zeren hain zinez eta batetan </text:span><text:span text:style-name="T95">lothu zeizkidan</text:span><text:span text:style-name="T93">, non ezetz erraiteko bide guztiak hertsi baitzerauzkidaten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Baina ikhusirik zein gauza guti </text:span><text:span text:style-name="T95">edireiten den</text:span><text:span text:style-name="T93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Badakit, halaber, ezin </text:span><text:span text:style-name="T95">heda naitekeiela</text:span><text:span text:style-name="T93"> euskarako minza tze molde guztietar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Zeren ez </text:span><text:span text:style-name="T95">naiz</text:span><text:span text:style-name="T93"> ni hargatik </text:span><text:span text:style-name="T95">bekhaiztuko</text:span><text:span text:style-name="T93">, eta ez mutturturik gaitzez jarriko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Zeren ez </text:span><text:span text:style-name="T95">naiz</text:span><text:span text:style-name="T93"> ni hargatik </text:span><text:span text:style-name="T94">bekhaiztuko</text:span><text:span text:style-name="T93">, eta ez mutturturik gaitzez </text:span><text:span text:style-name="T95">jarriko</text:span><text:span text:style-name="T93">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Zeren nola batbedera bakearekin lohakar tzen, ezansia tzen eta gorpu tzaren plazeretara </text:span><text:span text:style-name="T95">emaiten bait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8">Erran zuen, guztiak desegin, plaundu eta lurrarekin berdindu behar zuela, zeren bere gerla guztiak eta egitekoak hiri hartarik sortzen zeiztela, eta hura deseginez gero, bakean eta soseguan </text:span><text:span text:style-name="T99">jarriko zire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7">Zeren berehala jendea alferkeriari, jan-edanari, erran- merranei, eta aisiak dakhazkeien gaixtakeria suerte guztiei </text:span><text:span text:style-name="T100">emanen zeiela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6">jarri ziren</text:span> bere ustez bakean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6">begiratu ze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6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6">etzaika</text:span> goroldiorik <text:span text:style-name="T6">lotzen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6">ostatatzen da</text:span> deabru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6">zentzatu nintzen</text:span> bertzeren gainean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6">manaia bedi</text:span>, eta halatan izanen du bere eta bertzeren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6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6"> jartzen da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6">baratzen da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6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6">gobernatzen diren</text:span> erleak elkharren artean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6">emaiten da</text:span> aditzera zenbat kalte egiten duen luzamendutan ibiltzeak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01">Bigarrenean kidatzen </text:span><text:span text:style-name="T102">da</text:span><text:span text:style-name="T101">, eta </text:span><text:span text:style-name="T102">aitzinatzen</text:span><text:span text:style-name="T101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6">egin zait</text:span> niri ere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Eta kolpea hu ts egin bada ere, </text:span><text:span text:style-name="T95">eztela</text:span><text:span text:style-name="T93"> zure faltaz edo zu hartako ez gai izanez </text:span><text:span text:style-name="T95">huts egin</text:span><text:span text:style-name="T93">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Zer ere </text:span><text:span text:style-name="T95">eskiribatuko baita</text:span><text:span text:style-name="T93"> euskaraz, hura guztia, euskaldunen buruzagi bezala, zuri dagotzula, zuri </text:span><text:span text:style-name="T94">zor zaitzu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Zer ere </text:span><text:span text:style-name="T94">eskiribatuko baita</text:span><text:span text:style-name="T93"> euskaraz, hura guztia, euskaldunen buruzagi bezala, zuri dagotzula, zuri </text:span><text:span text:style-name="T95">zor zaitzu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3">Ediren bedi</text:span><text:span text:style-name="T93"> liburutto hunetan, Echaus eta Echausen omena eta izen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Konpainia berean galdegin zen berehala, ea nori </text:span><text:span text:style-name="T95">emanen zeikan</text:span><text:span text:style-name="T93"> liburuaren egiteko kargu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Baina ikhusirik zein gauza guti </text:span><text:span text:style-name="T95">edireiten den</text:span><text:span text:style-name="T93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Enseiukarrean bezala </text:span><text:span text:style-name="T95">egiten diren</text:span><text:span text:style-name="T93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6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6">egiten den </text:span>liburuaren lehen parte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Pilare, harroin edo thonba laur kantoinetako gora ail txatu batzuk, </text:span><text:span text:style-name="T95">egin ahal zitezkeien</text:span><text:span text:style-name="T93"> gorenak, ondoan zabal eta puntan mehar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Baina etsaien artean garenean, </text:span><text:span text:style-name="T95">behar dira</text:span><text:span text:style-name="T93"> buru-beharriak </text:span><text:span text:style-name="T95">ernatu</text:span><text:span text:style-name="T93">, zer egiten eta erraiten den behatu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6">egin baledi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6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6">erraiten zela</text:span> ezen alferra zel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6">edireiten zela</text:span> ez aithortzeagatik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6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6">emaiten zaitza</text:span> eskuak trabailatzeko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6">erabiltzen dena</text:span>?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6">etzaika</text:span> zerrenik <text:span text:style-name="T6">egiten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6">ikhasten da</text:span> gaizki egiten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6">ediren eztitekeienik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95">hersten zaizte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54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6">hersten</text:span> eta <text:span text:style-name="T6">idekitzen da</text:span>, aise alde batera eta bertzera erabiltzen d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6">erabiltzen da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Aita prestu ohorezko bat </text:span><text:span text:style-name="T95">hiltzen denean</text:span><text:span text:style-name="T93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Pisistrato Atenasko tirano gaixto hark ikhusi zuenean plaza guztia jende alferrez bethea, eta hetarik anhi tz malizia eta pensu gaixto </text:span><text:span text:style-name="T95">sor zitekeiela</text:span><text:span text:style-name="T93">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7">Erran zuen, guztiak desegin, plaundu eta lurrarekin berdindu behar zuela, zeren bere gerla guztiak eta egitekoak hiri hartarik </text:span><text:span text:style-name="T100">sortzen zeiztela</text:span><text:span text:style-name="T104">, eta hura deseginez gero, bakean eta soseguan jarriko zire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6">sorthuko zeiela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6">sortzen da</text:span> trabailuko, eta hegaztina aireko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6">bethatzen garen</text:span>?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6">sor liteke</text:span> bihi hura, buztan liteke, belhar bihur liteke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6">bihur liteke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6">sortzen den</text:span> gerotik gerora ibiltze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6">fintzen dire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6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6">bethetzen diren</text:span> bezal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6">sortzen baitira</text:span> gaixtakeriak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6">gelditzen d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Bai, ordea, joan zara; lekhuz </text:span><text:span text:style-name="T95">aldatu zara</text:span><text:span text:style-name="T93">; hemengo aldia egin duzu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Zeren anhitz moldez eta diferentki </text:span><text:span text:style-name="T95">minzatzen baitira</text:span><text:span text:style-name="T93"> Euskal Herrian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3">Hari eskerrak errenda ia tzo tzu, eta nitzaz ere othoitz egiteaz, arren othoi, </text:span><text:span text:style-name="T95">orhoit zaitezi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05">Emaztearen gaitzez </text:span><text:span text:style-name="T106">xikira zedina </text:span><text:span text:style-name="T105">adarreki </text:span><text:span text:style-name="T106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table:style-name="ce11" office:value-type="string" calcext:value-type="string">
            <text:p><text:span text:style-name="T171">Oihenart, Arnaud. 2003 </text:span><text:span text:style-name="T172">[1657]</text:span><text:span text:style-name="T171">. </text:span><text:span text:style-name="T173">Euskal atsotitzak eta neurtitzak</text:span><text:span text:style-name="T17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07">Emaztearen gaitzez </text:span><text:span text:style-name="T108">xikira zedina </text:span><text:span text:style-name="T107">adarreki </text:span><text:span text:style-name="T108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7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7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7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7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7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7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1">Oihenart, Arnaud. 2003 </text:span><text:span text:style-name="T172">[1657]</text:span><text:span text:style-name="T171">. </text:span><text:span text:style-name="T173">Euskal atsotitzak eta neurtitzak</text:span><text:span text:style-name="T174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1">Oihenart, Arnaud. 2003 </text:span><text:span text:style-name="T172">[1657]</text:span><text:span text:style-name="T171">. </text:span><text:span text:style-name="T173">Euskal atsotitzak eta neurtitzak</text:span><text:span text:style-name="T174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6">Eznun mintzatze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1">Oihenart, Arnaud. 2003 </text:span><text:span text:style-name="T172">[1657]</text:span><text:span text:style-name="T171">. </text:span><text:span text:style-name="T173">Euskal atsotitzak eta neurtitzak</text:span><text:span text:style-name="T174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6">mintzatzen baita</text:span></text:p>
          </table:table-cell>
          <table:table-cell table:style-name="ce8" office:value-type="string" calcext:value-type="string">
            <text:p>Pouvreau’s <text:span text:style-name="T54">Brief works</text:span> (1859)</text:p>
          </table:table-cell>
          <table:table-cell office:value-type="string" calcext:value-type="string">
            <text:p>Pouvreau, Sylvain. 1892 [1659]. <text:span text:style-name="T54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6">Den</text:span> Kristina <text:span text:style-name="T6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54">Deboten brebiarioa</text:span> (1665)</text:p>
          </table:table-cell>
          <table:table-cell office:value-type="string" calcext:value-type="string">
            <text:p>Argainaratz, Pierre. 1910 [1665]. <text:span text:style-name="T54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6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47">Tartas’ </text:span><text:span text:style-name="T148">Onsa hilceco bidia</text:span><text:span text:style-name="T14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6">mintzatzen balira</text:span> bezala</text:p>
          </table:table-cell>
          <table:table-cell table:style-name="ce46" office:value-type="string" calcext:value-type="string">
            <text:p><text:span text:style-name="T147">Tartas’ </text:span><text:span text:style-name="T148">Onsa hilceco bidia</text:span><text:span text:style-name="T14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6">mintzatu zen</text:span> Erregiari gisa huntan</text:p>
          </table:table-cell>
          <table:table-cell table:style-name="ce46" office:value-type="string" calcext:value-type="string">
            <text:p><text:span text:style-name="T147">Tartas’ </text:span><text:span text:style-name="T148">Onsa hilceco bidia</text:span><text:span text:style-name="T14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6">mintzatu zela</text:span> Errege hari gisa huntan</text:p>
          </table:table-cell>
          <table:table-cell table:style-name="ce46" office:value-type="string" calcext:value-type="string">
            <text:p><text:span text:style-name="T147">Tartas’ </text:span><text:span text:style-name="T148">Onsa hilceco bidia</text:span><text:span text:style-name="T14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6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47">Tartas’ </text:span><text:span text:style-name="T148">Onsa hilceco bidia</text:span><text:span text:style-name="T14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6">mintzatuko </text:span><text:span text:style-name="T12">othe</text:span><text:span text:style-name="T6"> natzaio</text:span> ene Iaunari?</text:p>
          </table:table-cell>
          <table:table-cell table:style-name="ce46" office:value-type="string" calcext:value-type="string">
            <text:p>Pouvreau’s <text:span text:style-name="T54">Iesus-Christen imitacionea</text:span> (1669)</text:p>
          </table:table-cell>
          <table:table-cell table:style-name="ce12" office:value-type="string" calcext:value-type="string">
            <text:p>Pouvreau, Sylvain. 1669. <text:span text:style-name="T54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09">Amor, ni </text:span><text:span text:style-name="T110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07">Escuara, eta escualdunac </text:span><text:span text:style-name="T108">mespreciatuac</text:span><text:span text:style-name="T107">, eta </text:span><text:span text:style-name="T108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07">Verthutea deitcen da verthute, ceren bere indarrez</text:span><text:span text:style-name="T7"> […] </text:span><text:span text:style-name="T111">ezbaita bentçutua </text:span><text:span text:style-name="T112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3">Consolatcen naiz</text:span><text:span text:style-name="T109">, ceren iduritcen baitçait asqui eguin dudala bederen ondocoei perfecinorateco</text:span><text:span text:style-name="T110"> </text:span><text:span text:style-name="T109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3">Sarthu cen </text:span><text:span text:style-name="T109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07">Guerla hunetan </text:span><text:span text:style-name="T108">hil ciren </text:span><text:span text:style-name="T107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3" office:value-type="string" calcext:value-type="string">
            <text:p><text:span text:style-name="T114">Acusatcen naiz </text:span><text:span text:style-name="T84">seigarren mandamentuan, pecatu eguin dedala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15">Ciñatcen</text:span><text:span text:style-name="T82">, eta </text:span><text:span text:style-name="T83">santiguatcen gueradenean </text:span><text:span text:style-name="T84">confessatcen ditugu gueure fedè santuco mysterioaetan principalenac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16">Jesu-Christo bera, ceña </text:span><text:span text:style-name="T83">ofrecitcen zayon</text:span><text:span text:style-name="T117"> </text:span><text:span text:style-name="T118">altare santuan bere aita eternoari gueure remedioraco, crutce santuan </text:span><text:span text:style-name="T119">ofrecitu citzaion </text:span><text:span text:style-name="T118">becela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0">Jesu-Christo bera, ceña </text:span><text:span text:style-name="T121">ofrecitcen zayon </text:span><text:span text:style-name="T122">altare santuan bere aita eternoari gueure remedioraco, crutce santuan </text:span><text:span text:style-name="T123">ofrecitu citzaion</text:span><text:span text:style-name="T124"> </text:span><text:span text:style-name="T125">becela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2">Culpaz eduqui baceban ignorantcia, </text:span><text:span text:style-name="T83">eztcebala disculpatu </text:span><text:span text:style-name="T84">ignorantcia orrec culpa içatetic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2">Bere pecatuaz </text:span><text:span text:style-name="T83">alabatu </text:span><text:span text:style-name="T84">ote </text:span><text:span text:style-name="T83">dan </text:span><text:span text:style-name="T84">iñoren aurrean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16">Bere vorondatez </text:span><text:span text:style-name="T126">loitu</text:span><text:span text:style-name="T127"> ote </text:span><text:span text:style-name="T126">dan</text:span><text:span text:style-name="T127">, edo procuratu ote deban </text:span><text:span text:style-name="T119">bere burua </text:span><text:span text:style-name="T118">loitcea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2">Eta fiatu ote dan jaungoicoaren misericordian, sinisturic </text:span><text:span text:style-name="T83">salvatuco dala </text:span><text:span text:style-name="T84">aren medioz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28">Explicatcen naiz </text:span><text:span text:style-name="T129">clarecia gueiagoraco exemplo onequin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29">Ni </text:span><text:span text:style-name="T130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31">Beira zaite </text:span><text:span text:style-name="T132">ispilu andian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78">Elizalde, Francisco. 1735. </text:span><text:span text:style-name="T179">Apezendaco dotrina christiana uscáras</text:span><text:span text:style-name="T180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133">icusico zara </text:span><text:span text:style-name="T105">len becala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78">Elizalde, Francisco. 1735. </text:span><text:span text:style-name="T179">Apezendaco dotrina christiana uscáras</text:span><text:span text:style-name="T180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6">acompañatzen dire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78">Elizalde, Francisco. 1735. </text:span><text:span text:style-name="T179">Apezendaco dotrina christiana uscáras</text:span><text:span text:style-name="T180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29">Erreguetan deusugu Andrea, borondate andi euqui ebanagaiti, </text:span><text:span text:style-name="T130">ofrezietan zala </text:span><text:span text:style-name="T129">gugaiti artuten eriozea</text:span></text:p>
          </table:table-cell>
          <table:table-cell office:value-type="string" calcext:value-type="string">
            <text:p>Diego de Urkizu’s <text:span text:style-name="T54">Liburu</text:span> <text:span text:style-name="T54">Virgina Santissimien Errosario Santuena</text:span> (1737)</text:p>
          </table:table-cell>
          <table:table-cell table:style-name="ce9" office:value-type="string" calcext:value-type="string">
            <text:p><text:span text:style-name="T181">Urkizu, Diego de. 1737. </text:span><text:span text:style-name="T182">Virgina Santissimien Errosario Santuena</text:span><text:span text:style-name="T183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4">Señale au ceñatuten dala da </text:span><text:span text:style-name="T123">santiguetan dala </text:span><text:span text:style-name="T135">ondo</text:span></text:p>
          </table:table-cell>
          <table:table-cell table:style-name="ce13" office:value-type="string" calcext:value-type="string">
            <text:p><text:span text:style-name="T143">Arzadun’s </text:span><text:span text:style-name="T3">Doctrina cristianeen esplicacinoa</text:span><text:span text:style-name="T2"> (1738)</text:span></text:p>
          </table:table-cell>
          <table:table-cell table:style-name="ce9" office:value-type="string" calcext:value-type="string">
            <text:p>Arzadun, Martin. 1738. <text:span text:style-name="T54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28">Othoiztua naiz</text:span><text:span text:style-name="T129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36">Eçteçaçula gogorki trata, tentacioniaç </text:span><text:span text:style-name="T130">atacatu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37">Eci eçta bere buria goratcen diana pheretchatu, bena bai </text:span><text:span text:style-name="T138">Jincouaç gora </text:span><text:span text:style-name="T139">eçarri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140">cira</text:span><text:span text:style-name="T34"> eguiaçki </text:span><text:span text:style-name="T141">nitçaç</text:span><text:span text:style-name="T139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39">garhaitu içaten d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133">beguira cite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6">emaiten beitcir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70)</text:p>
          </table:table-cell>
          <table:table-cell table:number-columns-repeated="16383"/>
        </table:table-row>
        <table:table-row table:style-name="ro1" table:number-rows-repeated="10482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Lodia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" style:font-family-generic="roman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06T12:09:43.980000000</dc:date>
    <meta:editing-duration>PT18H20M31S</meta:editing-duration>
    <meta:editing-cycles>388</meta:editing-cycles>
    <meta:generator>LibreOffice/7.5.2.2$Windows_X86_64 LibreOffice_project/53bb9681a964705cf672590721dbc85eb4d0c3a2</meta:generator>
    <meta:document-statistic meta:table-count="1" meta:cell-count="3315" meta:object-count="0"/>
  </office:meta>
</office:document-meta>
</file>